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fo:font-weight="bold" officeooo:rsid="001ea115" officeooo:paragraph-rsid="001ea115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a7033" officeooo:paragraph-rsid="001a7033"/>
    </style:style>
    <style:style style:name="P3" style:family="paragraph" style:parent-style-name="Standard">
      <style:paragraph-properties fo:margin-left="0.4925in" fo:text-indent="0in" style:auto-text-indent="false"/>
      <style:text-properties officeooo:rsid="001a7033" officeooo:paragraph-rsid="001a7033"/>
    </style:style>
    <style:style style:name="P4" style:family="paragraph" style:parent-style-name="Standard">
      <style:paragraph-properties fo:margin-left="0.4925in" fo:text-indent="0in" style:auto-text-indent="false" fo:break-before="page"/>
      <style:text-properties officeooo:rsid="001a7033" officeooo:paragraph-rsid="001a7033"/>
    </style:style>
    <style:style style:name="P5" style:family="paragraph" style:parent-style-name="Standard">
      <style:paragraph-properties fo:margin-left="0.4925in" fo:text-indent="0in" style:auto-text-indent="false"/>
      <style:text-properties officeooo:rsid="001a7033" officeooo:paragraph-rsid="001c2bf9"/>
    </style:style>
    <style:style style:name="P6" style:family="paragraph" style:parent-style-name="Standard">
      <style:text-properties officeooo:rsid="001a7033" officeooo:paragraph-rsid="001eb312"/>
    </style:style>
    <style:style style:name="P7" style:family="paragraph" style:parent-style-name="Standard">
      <style:paragraph-properties fo:margin-left="0.4925in" fo:text-indent="0in" style:auto-text-indent="false"/>
      <style:text-properties officeooo:rsid="001a7033" officeooo:paragraph-rsid="001eb312"/>
    </style:style>
    <style:style style:name="P8" style:family="paragraph" style:parent-style-name="Standard">
      <style:paragraph-properties fo:margin-left="0.4925in" fo:text-indent="0in" style:auto-text-indent="false"/>
      <style:text-properties officeooo:rsid="001a7033" officeooo:paragraph-rsid="001f7e23"/>
    </style:style>
    <style:style style:name="P9" style:family="paragraph" style:parent-style-name="Standard">
      <style:text-properties officeooo:rsid="001c2bf9" officeooo:paragraph-rsid="001c2bf9"/>
    </style:style>
    <style:style style:name="P10" style:family="paragraph" style:parent-style-name="Standard">
      <style:text-properties officeooo:rsid="001c2bf9" officeooo:paragraph-rsid="001f7e23"/>
    </style:style>
    <style:style style:name="P11" style:family="paragraph" style:parent-style-name="Standard">
      <style:text-properties officeooo:rsid="001d512a" officeooo:paragraph-rsid="001d512a"/>
    </style:style>
    <style:style style:name="P12" style:family="paragraph" style:parent-style-name="Standard">
      <style:paragraph-properties fo:margin-left="0.4925in" fo:text-indent="0in" style:auto-text-indent="false"/>
      <style:text-properties officeooo:rsid="001d512a" officeooo:paragraph-rsid="001d512a"/>
    </style:style>
    <style:style style:name="P13" style:family="paragraph" style:parent-style-name="Standard">
      <style:text-properties fo:font-style="italic" officeooo:rsid="001a7033" officeooo:paragraph-rsid="001a7033" style:font-style-asian="italic" style:font-style-complex="italic"/>
    </style:style>
    <style:style style:name="P14" style:family="paragraph" style:parent-style-name="Standard">
      <style:text-properties officeooo:rsid="001ea115" officeooo:paragraph-rsid="001d512a"/>
    </style:style>
    <style:style style:name="P15" style:family="paragraph" style:parent-style-name="Standard">
      <style:text-properties fo:font-weight="bold" officeooo:rsid="001ea115" officeooo:paragraph-rsid="001eb312" style:font-weight-asian="bold" style:font-weight-complex="bold"/>
    </style:style>
    <style:style style:name="P16" style:family="paragraph" style:parent-style-name="Standard">
      <style:paragraph-properties fo:margin-left="0.4925in" fo:text-indent="0in" style:auto-text-indent="false"/>
      <style:text-properties fo:font-weight="bold" officeooo:rsid="001ea115" officeooo:paragraph-rsid="001eb312" style:font-weight-asian="bold" style:font-weight-complex="bold"/>
    </style:style>
    <style:style style:name="P17" style:family="paragraph" style:parent-style-name="Standard">
      <style:text-properties fo:font-weight="bold" officeooo:rsid="001ea115" officeooo:paragraph-rsid="001f7e23" style:font-weight-asian="bold" style:font-weight-complex="bold"/>
    </style:style>
    <style:style style:name="P18" style:family="paragraph" style:parent-style-name="Standard">
      <style:paragraph-properties fo:margin-left="0.4925in" fo:text-indent="0in" style:auto-text-indent="false"/>
      <style:text-properties fo:font-weight="bold" officeooo:rsid="001ea115" officeooo:paragraph-rsid="001f7e23" style:font-weight-asian="bold" style:font-weight-complex="bold"/>
    </style:style>
    <style:style style:name="P19" style:family="paragraph" style:parent-style-name="Standard">
      <style:paragraph-properties fo:margin-left="0in" fo:text-indent="0in" style:auto-text-indent="false"/>
      <style:text-properties fo:font-weight="bold" officeooo:rsid="001a7033" officeooo:paragraph-rsid="001a7033" style:font-weight-asian="bold" style:font-weight-complex="bold"/>
    </style:style>
    <style:style style:name="P20" style:family="paragraph" style:parent-style-name="Standard">
      <style:text-properties fo:font-weight="bold" officeooo:rsid="001a7033" officeooo:paragraph-rsid="001a7033" style:font-weight-asian="bold" style:font-weight-complex="bold"/>
    </style:style>
    <style:style style:name="P21" style:family="paragraph" style:parent-style-name="Standard">
      <style:text-properties fo:font-weight="bold" officeooo:rsid="001c2bf9" officeooo:paragraph-rsid="001c2bf9" style:font-weight-asian="bold" style:font-weight-complex="bold"/>
    </style:style>
    <style:style style:name="P22" style:family="paragraph" style:parent-style-name="Standard">
      <style:text-properties fo:font-weight="bold" officeooo:rsid="001d512a" officeooo:paragraph-rsid="001f7e23" style:font-weight-asian="bold" style:font-weight-complex="bold"/>
    </style:style>
    <style:style style:name="P23" style:family="paragraph" style:parent-style-name="Standard">
      <style:paragraph-properties fo:margin-left="0in" fo:text-indent="0in" style:auto-text-indent="false"/>
      <style:text-properties fo:font-weight="bold" officeooo:rsid="001f7e23" officeooo:paragraph-rsid="001f7e23" style:font-weight-asian="bold" style:font-weight-complex="bold"/>
    </style:style>
    <style:style style:name="P24" style:family="paragraph" style:parent-style-name="Standard">
      <style:text-properties fo:font-weight="normal" officeooo:rsid="002624ca" officeooo:paragraph-rsid="00215f9e" style:font-weight-asian="normal" style:font-weight-complex="normal"/>
    </style:style>
    <style:style style:name="P25" style:family="paragraph" style:parent-style-name="Standard">
      <style:text-properties officeooo:rsid="0024444b" officeooo:paragraph-rsid="001eb312"/>
    </style:style>
    <style:style style:name="P26" style:family="paragraph" style:parent-style-name="Standard">
      <style:paragraph-properties fo:margin-left="0.4925in" fo:text-indent="0in" style:auto-text-indent="false"/>
      <style:text-properties officeooo:rsid="001f7e23" officeooo:paragraph-rsid="001f7e23"/>
    </style:style>
    <style:style style:name="P27" style:family="paragraph" style:parent-style-name="Header">
      <style:paragraph-properties fo:text-align="center" style:justify-single-word="false"/>
      <style:text-properties fo:font-size="10.5pt" fo:font-weight="bold" officeooo:rsid="001ea115" officeooo:paragraph-rsid="001ea115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.4925in" fo:text-indent="0in" style:auto-text-indent="false"/>
      <style:text-properties fo:font-weight="normal" officeooo:rsid="001f7e23" officeooo:paragraph-rsid="001f7e23" style:font-weight-asian="normal" style:font-weight-complex="normal"/>
    </style:style>
    <style:style style:name="P29" style:family="paragraph" style:parent-style-name="Standard">
      <style:paragraph-properties fo:margin-left="0.4925in" fo:text-indent="0in" style:auto-text-indent="false"/>
      <style:text-properties fo:font-weight="normal" officeooo:rsid="001eb312" officeooo:paragraph-rsid="001f7e23" style:font-weight-asian="normal" style:font-weight-complex="normal"/>
    </style:style>
    <style:style style:name="P30" style:family="paragraph" style:parent-style-name="Standard" style:list-style-name="L1">
      <style:text-properties officeooo:rsid="001c2bf9" officeooo:paragraph-rsid="001c2bf9"/>
    </style:style>
    <style:style style:name="T1" style:family="text">
      <style:text-properties officeooo:rsid="001c2bf9"/>
    </style:style>
    <style:style style:name="T2" style:family="text">
      <style:text-properties officeooo:rsid="001d512a"/>
    </style:style>
    <style:style style:name="T3" style:family="text">
      <style:text-properties officeooo:rsid="001ea11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a115" style:font-weight-asian="bold" style:font-weight-complex="bold"/>
    </style:style>
    <style:style style:name="T6" style:family="text">
      <style:text-properties fo:font-weight="bold" officeooo:rsid="0024444b" style:font-weight-asian="bold" style:font-weight-complex="bold"/>
    </style:style>
    <style:style style:name="T7" style:family="text">
      <style:text-properties fo:font-weight="bold" officeooo:rsid="001c8bb2" style:font-weight-asian="bold" style:font-weight-complex="bold"/>
    </style:style>
    <style:style style:name="T8" style:family="text">
      <style:text-properties fo:font-weight="bold" officeooo:rsid="00206132" style:font-weight-asian="bold" style:font-weight-complex="bold"/>
    </style:style>
    <style:style style:name="T9" style:family="text">
      <style:text-properties fo:font-weight="bold" officeooo:rsid="001eb312" style:font-weight-asian="bold" style:font-weight-complex="bold"/>
    </style:style>
    <style:style style:name="T10" style:family="text">
      <style:text-properties fo:font-weight="bold" officeooo:rsid="001f7e23" style:font-weight-asian="bold" style:font-weight-complex="bold"/>
    </style:style>
    <style:style style:name="T11" style:family="text">
      <style:text-properties fo:font-weight="bold" officeooo:rsid="00215f9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a115" style:font-weight-asian="normal" style:font-weight-complex="normal"/>
    </style:style>
    <style:style style:name="T14" style:family="text">
      <style:text-properties fo:font-weight="normal" officeooo:rsid="001eb312" style:font-weight-asian="normal" style:font-weight-complex="normal"/>
    </style:style>
    <style:style style:name="T15" style:family="text">
      <style:text-properties fo:font-weight="normal" officeooo:rsid="001c8bb2" style:font-weight-asian="normal" style:font-weight-complex="normal"/>
    </style:style>
    <style:style style:name="T16" style:family="text">
      <style:text-properties fo:font-weight="normal" officeooo:rsid="00206132" style:font-weight-asian="normal" style:font-weight-complex="normal"/>
    </style:style>
    <style:style style:name="T17" style:family="text">
      <style:text-properties fo:font-weight="normal" officeooo:rsid="001f7e23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eb312"/>
    </style:style>
    <style:style style:name="T20" style:family="text">
      <style:text-properties officeooo:rsid="001f7e23"/>
    </style:style>
    <style:style style:name="T21" style:family="text">
      <style:text-properties officeooo:rsid="00215f9e"/>
    </style:style>
    <style:style style:name="T22" style:family="text">
      <style:text-properties officeooo:rsid="0022d1c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13">All <text:span text:style-name="T4">input</text:span> fields identified by (Node,Device,index) triplets. <text:span text:style-name="T3">If the index is omitted, the record only has one value.</text:span></text:p>
      <text:p text:style-name="P2"/>
      <text:p text:style-name="P6"><text:span text:style-name="T5">The </text:span><text:span text:style-name="T6">motor enable</text:span><text:span text:style-name="T5"> </text:span><text:span text:style-name="T13">Left</text:span><text:span text:style-name="T5"> and </text:span><text:span text:style-name="T15">R</text:span><text:span text:style-name="T13">ight</text:span><text:span text:style-name="T5"> - <text:s/></text:span><text:span text:style-name="T7">T</text:span><text:span text:style-name="T5">he LEFT and RIGHT are buttons that send a command. <text:s/></text:span><text:span text:style-name="T8">When pressed, should ‘flash’ and send a command. <text:s/></text:span><text:span text:style-name="T6">The displayed status is updated based on data from the remote node - </text:span><text:span text:style-name="T5">Red if disabled, green if enabled. </text:span></text:p>
      <text:p text:style-name="P7"><text:span text:style-name="T14">Command: </text:span><text:span text:style-name="T9"><text:s/></text:span><text:s/><text:span text:style-name="T14">Device</text:span><text:span text:style-name="T19"> 1 (l</text:span>eft <text:span text:style-name="T19">) <text:s/></text:span><text:s/><text:span text:style-name="T19">Device </text:span>05 <text:span text:style-name="T19">(right)</text:span></text:p>
      <text:p text:style-name="P7"><text:tab/><text:span text:style-name="T19">S</text:span>ends command ‘01|dd|ENAB’ <text:s/>or ‘01|dd|DISA’</text:p>
      <text:p text:style-name="P2"/>
      <text:p text:style-name="P15">Motor enable LED –<text:span text:style-name="T12"> </text:span><text:span text:style-name="T14">This displays the current status of the motor driver, as reported by the TwoWheel device</text:span></text:p>
      <text:p text:style-name="P15"><text:span text:style-name="T14"/></text:p>
      <text:p text:style-name="P25"><text:span text:style-name="T9">PID mode </text:span><text:span text:style-name="T10">switch</text:span><text:span text:style-name="T14"> : left and right - either AUTO or MANUAL. <text:s/></text:span><text:span text:style-name="T16">When pressed, should ‘flash’ and send a command. </text:span></text:p>
      <text:p text:style-name="P26"><text:span text:style-name="T14">C</text:span><text:span text:style-name="T12">ommand: <text:s/>Device <text:s/>2 (left) <text:s/>6 (right)</text:span></text:p>
      <text:p text:style-name="P28"><text:tab/>Sends command: ‘01|dd|1’ (auto) <text:s/>or <text:s/>‘01|dd|0’ <text:s/>(manual)<text:line-break/></text:p>
      <text:p text:style-name="P23">PID mode led: <text:s/><text:span text:style-name="T12">Left and right – shows state of PID – either ‘auto’ or ‘manual’</text:span></text:p>
      <text:p text:style-name="P16"><text:span text:style-name="T14">Data: </text:span><text:span text:style-name="T12"><text:s text:c="3"/></text:span><text:span text:style-name="T14">Device 1 (left) <text:s text:c="2"/>Device 5 (right)</text:span></text:p>
      <text:p text:style-name="P2"><text:tab/><text:tab/><text:span text:style-name="T3">(0, </text:span><text:span text:style-name="T19">dd</text:span><text:span text:style-name="T3">,2) </text:span><text:s/>parameter is 0(disabled) or 1(enabled)</text:p>
      <text:p text:style-name="P2"/>
      <text:p text:style-name="P17">PID Auto LED: <text:s text:c="2"/><text:span text:style-name="T17"><text:s/>shows state of PID as reported by TwoWheeler.</text:span></text:p>
      <text:p text:style-name="P29">Device 2 (left) and <text:s/>6 (right)</text:p>
      <text:p text:style-name="P18"><text:span text:style-name="T12"><text:tab/>(0,</text:span><text:span text:style-name="T14">dd</text:span><text:span text:style-name="T12">,1) <text:s text:c="2"/>– value is 0 (manual) 1 (auto)</text:span></text:p>
      <text:p text:style-name="P2"/>
      <text:p text:style-name="P20">Reboot <text:span text:style-name="T3">button</text:span>:<text:span text:style-name="T12"> </text:span><text:span text:style-name="T17">Causes the remote node to reboot.</text:span></text:p>
      <text:p text:style-name="P3">- TwoWheeler <text:s/>send command ‘01|01|RSET’</text:p>
      <text:p text:style-name="P3">- JoyStick <text:s text:c="7"/>send command ‘02|01|RSET’</text:p>
      <text:p text:style-name="P3"/>
      <text:p text:style-name="P19">Battery Status:<text:span text:style-name="T12"> <text:s/></text:span><text:span text:style-name="T17">Shows the overall state of the battery.</text:span></text:p>
      <text:p text:style-name="P8"><text:span text:style-name="T20">Data: </text:span><text:s text:c="2"/>(1, <text:span text:style-name="T1">9) <text:s/>(Battery voltage). <text:s/></text:span></text:p>
      <text:p text:style-name="P8"><text:span text:style-name="T20">Graph </text:span><text:span text:style-name="T1">Range should be 10...13.</text:span></text:p>
      <text:p text:style-name="P5"><text:span text:style-name="T20">Background c</text:span><text:span text:style-name="T1">olor indicates statu</text:span><text:span text:style-name="T20">s</text:span></text:p>
      <text:list text:style-name="L1">
        <text:list-item>
          <text:p text:style-name="P30">Green <text:s text:c="2"/>(Above 12.24 volts), <text:s/></text:p>
        </text:list-item>
        <text:list-item>
          <text:p text:style-name="P30">Yellow (below 12.24 down <text:s/>to 11.96), </text:p>
        </text:list-item>
        <text:list-item>
          <text:p text:style-name="P30">Red <text:s text:c="4"/>( 11.96 down to 9 ). </text:p>
        </text:list-item>
        <text:list-item>
          <text:p text:style-name="P30">White (i.e. disconnected) if below 9 volts).</text:p>
        </text:list-item>
      </text:list>
      <text:p text:style-name="P3"/>
      <text:p text:style-name="P4"><text:tab/></text:p>
      <text:p text:style-name="P21">Joystick <text:span text:style-name="T20">Enabled LED: </text:span><text:span text:style-name="T17"><text:s text:c="2"/>Shows wether or not the Joystick is enabled.</text:span></text:p>
      <text:p text:style-name="P9"><text:tab/><text:span text:style-name="T20">Data: </text:span><text:s/>(2,0) <text:s text:c="2"/>(will be ‘0’ (disabled) or ‘1’ (enabled) <text:span text:style-name="T21">)</text:span></text:p>
      <text:p text:style-name="P2"/>
      <text:p text:style-name="P10"><text:span text:style-name="T4">PID Value </text:span><text:span text:style-name="T5">Settings:</text:span> <text:s/><text:span text:style-name="T20">Set the values of the PID device. Values are floating point.</text:span></text:p>
      <text:p text:style-name="P10"><text:tab/><text:span text:style-name="T20">Data: </text:span>(device 2 – left, <text:s/>device 6- right)</text:p>
      <text:p text:style-name="P9"><text:tab/>P <text:s text:c="6"/>01|dd|SETP|&lt;value&gt;</text:p>
      <text:p text:style-name="P9"><text:tab/>I <text:s text:c="6"/>01|dd|SETI|&lt;value&gt;</text:p>
      <text:p text:style-name="P9"><text:tab/>D <text:s text:c="4"/>01|dd|SETD|&lt;value&gt;</text:p>
      <text:p text:style-name="P9"><text:tab/>Scan Rate: 01|dd|STIM|&lt;value&gt; <text:s text:c="5"/>(value in millisecs)</text:p>
      <text:p text:style-name="P9"><text:tab/>Report Rate: 01|dd|SRAT|&lt;value&gt; <text:s/>(value in <text:span text:style-name="T2">reports/hour)</text:span></text:p>
      <text:p text:style-name="P9"/>
      <text:p text:style-name="P24"><text:span text:style-name="T11">Speed</text:span><text:span text:style-name="T10"> </text:span><text:span text:style-name="T11">Slider:</text:span></text:p>
      <text:p text:style-name="P24"><text:span text:style-name="T20"><text:tab/>The slider is a little different – if the Joystick is enabled, each represents the current value published by the Joystick. <text:s/>If </text:span><text:span text:style-name="T21">the joystick is</text:span><text:span text:style-name="T20"> disabled, then these are adjustable and control the speed of each motor. In either case, the range is -100...0...100.</text:span></text:p>
      <text:p text:style-name="P24"/>
      <text:p text:style-name="P11"><text:span text:style-name="T4">Set Speed: </text:span>(device 3 -left <text:s text:c="2"/>device 7- right) </text:p>
      <text:p text:style-name="P11"><text:tab/><text:span text:style-name="T19">Command t</text:span>o Set: ‘01|dd|MSPD|&lt;speed&gt;’ <text:s text:c="3"/>(Speed is 0..+/- 100)</text:p>
      <text:p text:style-name="P11"/>
      <text:p text:style-name="P11"><text:span text:style-name="T4">Read Speed:</text:span> <text:s text:c="2"/><text:span text:style-name="T21">(From Joystick when joystick is enabled]</text:span></text:p>
      <text:p text:style-name="P11"><text:tab/>Us<text:span text:style-name="T21">e </text:span>(<text:span text:style-name="T21">2</text:span>,<text:span text:style-name="T21">3</text:span>,<text:span text:style-name="T21">2</text:span>) <text:s/><text:span text:style-name="T21">(left) <text:s text:c="3"/>(2,3,3) (right)</text:span> <text:s text:c="6"/><text:span text:style-name="T21">(</text:span><text:span text:style-name="T3">value will be 0… +- 100)</text:span></text:p>
      <text:p text:style-name="P11"/>
      <text:p text:style-name="P11"/>
      <text:p text:style-name="P22">GRAPH:<text:span text:style-name="T12"> </text:span><text:span text:style-name="T17">This shows the performance of the PID device.</text:span></text:p>
      <text:p text:style-name="P22"><text:span text:style-name="T17"><text:tab/>Use </text:span><text:span text:style-name="T13">(device 2 – left, 6 – right) :</text:span></text:p>
      <text:p text:style-name="P12"><text:tab/><text:span text:style-name="T18">Target</text:span> speed – use (1,dd,<text:span text:style-name="T3">2</text:span>) <text:s text:c="12"/>// <text:s text:c="2"/>dd is 1 (left) 5 (right) <text:span text:style-name="T3">[setpoint]</text:span></text:p>
      <text:p text:style-name="P12"><text:tab/><text:span text:style-name="T18">Actual</text:span> Speed – use (1,dd,<text:span text:style-name="T3">3</text:span>) <text:s text:c="11"/>// dd is 0 (left) 4 (right) <text:span text:style-name="T3">[actual]</text:span></text:p>
      <text:p text:style-name="P12"><text:tab/><text:span text:style-name="T18">Commanded</text:span> Speed – use (1,dd,<text:span text:style-name="T3">4</text:span>) <text:s/>// ( dd is 0(left) 4(right) <text:span text:style-name="T3">[output]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1ea115" officeooo:paragraph-rsid="001ea115" style:font-size-asian="15pt" style:font-weight-asian="bold" style:font-size-complex="15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officeooo:rsid="001ea115" officeooo:paragraph-rsid="001ea115" style:font-size-asian="10.5pt" style:font-weight-asian="bold" style:font-size-complex="10.5pt" style:font-weight-complex="bold"/>
    </style:style>
    <style:style style:name="MT1" style:family="text">
      <style:text-properties officeooo:rsid="0022d1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RAMETER USAGE FOR SMAC DISPLAY</text:p>
        <text:p text:style-name="MP2"><text:span text:style-name="MT1">file: doc/interfaceDescription/.odt <text:s text:c="102"/></text:span>10/21/2025-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20:11:30.943331708</meta:creation-date>
    <dc:date>2025-10-21T21:50:18.246781646</dc:date>
    <meta:editing-duration>PT10M3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8" meta:word-count="446" meta:character-count="2939" meta:non-whitespace-character-count="2281"/>
  </office:meta>
</office:document-meta>
</file>